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Remote | 07876 | (862) 243-1177 | jobshannigan@gmail.com</text:span></text:p>
      <text:p text:style-name="P1"><text:span text:style-name="T2">LinkedIn: linkedin.com/in/brianjhannigan | GitHub: github.com/brianhannigan</text:span></text:p>
      <text:p text:style-name="Standard"><text:span text:style-name="T3">PROFESSIONAL SUMMARY</text:span></text:p>
      <text:p text:style-name="Standard">Cybersecurity Engineer specializing in SIEM, detection engineering, and secure systems.</text:p>
      <text:p text:style-name="Standard"><text:span text:style-name="T3">CORE SKILLS</text:span></text:p>
      <text:list text:style-name="WWNum1">
        <text:list-item>
          <text:p text:style-name="P2"><text:span text:style-name="T2">SIEM</text:span></text:p>
        </text:list-item>
        <text:list-item>
          <text:p text:style-name="P2"><text:span text:style-name="T2">KQL</text:span></text:p>
        </text:list-item>
        <text:list-item>
          <text:p text:style-name="P2"><text:span text:style-name="T2">Threat Hunting</text:span></text:p>
        </text:list-item>
        <text:list-item>
          <text:p text:style-name="P2"><text:span text:style-name="T2">STIGs</text:span></text:p>
        </text:list-item>
        <text:list-item>
          <text:p text:style-name="P2"><text:span text:style-name="T2">Vulnerability Manage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11" meta:word-count="41" meta:character-count="318" meta:non-whitespace-character-count="293"/>
    <meta:user-defined meta:name="AppVersion">14.0000</meta:user-defined>
    <meta:template xlink:type="simple" xlink:actuate="onRequest" xlink:title="Normal.dotm" xlink:href=""/>
  </office:meta>
</office:document-meta>
</file>